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𠂊</text:p>
          </table:table-cell>
          <table:table-cell table:style-name="ce23" office:value-type="string" calcext:value-type="string">
            <text:p><text:span text:style-name="T4">㇆</text:span><text:span text:style-name="T2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number-columns-repeated="2"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table:number-columns-repeated="2"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艹甘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<text:span text:style-name="T1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<text:span text:style-name="T1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言舌</text:span>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……皿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1">卩</text:span><text:span text:style-name="T2">丩</text:span><text:span text:style-name="T3">貝魚</text:span></text:p>
          </table:table-cell>
          <table:table-cell office:value-type="string" calcext:value-type="string">
            <text:p><text:span text:style-name="T5">子</text:span><text:span text:style-name="T3">巳</text:span>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冫⺍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火亦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25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25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22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2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/>
          <table:table-cell office:value-type="string" calcext:value-type="string">
            <text:p>衤𧘇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尤尢</text:p>
          </table:table-cell>
          <table:table-cell office:value-type="string" calcext:value-type="string">
            <text:p>人入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6:24:20.065301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16:44:02.027612569</dc:date>
    <meta:editing-duration>P18DT11H15M18S</meta:editing-duration>
    <meta:editing-cycles>3789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7" meta:object-count="0"/>
  </office:meta>
</office:document-meta>
</file>